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1e0" officeooo:paragraph-rsid="000ff1e0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Recursive function</text:p>
      <text:p text:style-name="Preformatted_20_Text"/>
      <text:p text:style-name="P2">1) Write a program where the recursive function calculates the sum of N numbers </text:p>
      <text:p text:style-name="Standard"/>
      <text:p text:style-name="Standard">god@god:~$ cd Desktop</text:p>
      <text:p text:style-name="Standard">god@god:~/Desktop$ gedit assignment5_2.sh &amp;</text:p>
      <text:p text:style-name="Standard">[1] 2878</text:p>
      <text:p text:style-name="Standard">god@god:~/Desktop$ chmod +x assignment5_2.sh</text:p>
      <text:p text:style-name="Standard">god@god:~/Desktop$ ./assignment5_2.sh</text:p>
      <text:p text:style-name="Standard">Enter the number6</text:p>
      <text:p text:style-name="Standard">21</text:p>
      <text:p text:style-name="Standard"/>
      <text:p text:style-name="Standard"/>
      <text:p text:style-name="Standard"/>
      <text:p text:style-name="P1">CONTENTS IN THE FILE “assignment5_2.sh”</text:p>
      <text:p text:style-name="P1"/>
      <text:p text:style-name="Standard">#!/bin/bash </text:p>
      <text:p text:style-name="Standard"/>
      <text:p text:style-name="Standard">sumof()</text:p>
      <text:p text:style-name="Standard">{</text:p>
      <text:p text:style-name="Standard">if [ $1 -eq 1 ]; then</text:p>
      <text:p text:style-name="Standard">echo 1</text:p>
      <text:p text:style-name="Standard">else</text:p>
      <text:p text:style-name="Standard">n=$[$1-1]</text:p>
      <text:p text:style-name="Standard">f=$[$1*$(sumof $n)]</text:p>
      <text:p text:style-name="Standard">echo $f</text:p>
      <text:p text:style-name="Standard">fi</text:p>
      <text:p text:style-name="Standard">}</text:p>
      <text:p text:style-name="Standard"/>
      <text:p text:style-name="Standard">read -p "Enter the number" h</text:p>
      <text:p text:style-name="Standard">sumof $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13:58:58.369568130</meta:creation-date>
    <dc:date>2023-10-05T20:10:04.216761981</dc:date>
    <meta:editing-duration>PT2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68" meta:character-count="434" meta:non-whitespace-character-count="387"/>
  </office:meta>
</office:document-meta>
</file>